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B1F000036FDCD539337.svm"/>
  <manifest:file-entry manifest:media-type="" manifest:full-path="Pictures/2000000700002F22000007080221D31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839cm" table:align="righ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5.02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style:language-complex="th" style:country-complex="TH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fo:language="en" fo:country="US" fo:font-weight="bold" style:font-weight-asian="bold" style:language-complex="th" style:country-complex="TH" style:font-weight-complex="bold"/>
    </style:style>
    <style:style style:name="P5" style:family="paragraph" style:parent-style-name="Standard" style:list-style-name="L4">
      <style:text-properties fo:language="en" fo:country="US" fo:font-weight="bold" style:font-weight-asian="bold" style:language-complex="th" style:country-complex="TH" style:font-weight-complex="bold"/>
    </style:style>
    <style:style style:name="P6" style:family="paragraph" style:parent-style-name="Standard" style:list-style-name="L4">
      <style:text-properties fo:language="en" fo:country="US" fo:font-weight="normal" style:font-weight-asian="normal" style:language-complex="th" style:country-complex="TH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">
      <style:paragraph-properties style:text-autospace="none"/>
    </style:style>
    <style:style style:name="P9" style:family="paragraph" style:parent-style-name="Standard" style:list-style-name="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 style:list-style-name="">
      <style:paragraph-properties style:text-autospace="none"/>
      <style:text-properties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fo:break-before="page"/>
      <style:text-properties fo:language="en" fo:country="US" fo:font-weight="bold" style:font-weight-asian="bold" style:language-complex="th" style:country-complex="TH" style:font-weight-complex="bold"/>
    </style:style>
    <style:style style:name="P12" style:family="paragraph" style:parent-style-name="Standard">
      <style:paragraph-properties fo:break-before="page"/>
      <style:text-properties fo:language="en" fo:country="US" fo:font-weight="normal" style:font-weight-asian="normal" style:language-complex="th" style:country-complex="TH" style:font-weight-complex="normal"/>
    </style:style>
    <style:style style:name="P13" style:family="paragraph" style:parent-style-name="Table_20_Contents">
      <style:text-properties fo:language="en" fo:country="US"/>
    </style:style>
    <style:style style:name="T1" style:family="text">
      <style:text-properties fo:language="en" fo:country="US" fo:font-weight="bold" style:font-weight-asian="bold" style:language-complex="th" style:country-complex="TH" style:font-weight-complex="bold"/>
    </style:style>
    <style:style style:name="T2" style:family="text">
      <style:text-properties fo:language="en" fo:country="US" fo:font-weight="normal" style:font-weight-asian="normal" style:language-complex="th" style:country-complex="TH" style:font-weight-complex="normal"/>
    </style:style>
    <style:style style:name="T3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ff" style:font-name="Consolas" fo:font-size="9.5pt" fo:language="en" fo:country="US" style:font-name-asian="Consolas" style:font-size-asian="9.5pt" style:font-name-complex="Consolas" style:font-size-complex="9.5pt"/>
    </style:style>
    <style:style style:name="T8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800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eb Service In Rest Technolog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Editor</text:p>
          </table:table-cell>
          <table:table-cell table:style-name="Table1.B1" office:value-type="string">
            <text:p text:style-name="P13">Sittiporn jangsang</text:p>
          </table:table-cell>
        </table:table-row>
        <table:table-row>
          <table:table-cell table:style-name="Table1.A2" office:value-type="string">
            <text:p text:style-name="P13">Create Date</text:p>
          </table:table-cell>
          <table:table-cell table:style-name="Table1.B2" office:value-type="date" office:date-value="2016-02-15">
            <text:p text:style-name="P13">15/02/16</text:p>
          </table:table-cell>
        </table:table-row>
        <table:table-row>
          <table:table-cell table:style-name="Table1.A2" office:value-type="string">
            <text:p text:style-name="P13">Update Date</text:p>
          </table:table-cell>
          <table:table-cell table:style-name="Table1.B2" office:value-type="date" office:date-value="2016-02-15">
            <text:p text:style-name="P13">15/02/16</text:p>
          </table:table-cell>
        </table:table-row>
      </table:table>
      <text:p text:style-name="P2"/>
      <text:p text:style-name="P12">MVC Web Api</text:p>
      <text:list xml:id="list4425317133536353014" text:style-name="L4">
        <text:list-item>
          <text:p text:style-name="P6">Add new Project </text:p>
          <text:p text:style-name="P5"/>
        </text:list-item>
      </text:list>
      <text:p text:style-name="P4"><draw:frame draw:style-name="fr1" draw:name="graphics1" text:anchor-type="paragraph" svg:width="12.067cm" svg:height="1.799cm" draw:z-index="0"><draw:image xlink:href="Pictures/2000000700002F22000007080221D31F.svm" xlink:type="simple" xlink:show="embed" xlink:actuate="onLoad"/></draw:frame></text:p>
      <text:p text:style-name="P4"><text:s text:c="5"/><text:span text:style-name="T11">2) selece Web Api</text:span></text:p>
      <text:p text:style-name="P4"/>
      <text:p text:style-name="P4"><draw:frame draw:style-name="fr2" draw:name="graphics2" text:anchor-type="paragraph" svg:width="12.991cm" svg:height="11.494cm" draw:z-index="1"><draw:image xlink:href="Pictures/2000000700003B1F000036FDCD539337.svm" xlink:type="simple" xlink:show="embed" xlink:actuate="onLoad"/></draw:frame></text:p>
      <text:p text:style-name="P4"/>
      <text:p text:style-name="P11"/>
      <text:p text:style-name="Standard"><text:span text:style-name="T1"><text:s/>** </text:span><text:span text:style-name="T2">API 1 controler has default 1 Method but has 4 property </text:span><text:span text:style-name="T1"><text:s text:c="4"/></text:span><text:span text:style-name="T6">GET, POST,PUT,DELETE <text:s/></text:span></text:p>
      <text:p text:style-name="Standard"><text:span text:style-name="T6"/></text:p>
      <text:p text:style-name="Standard"><text:span text:style-name="T7"><text:tab/></text:span><text:span text:style-name="T6"> public</text:span><text:span text:style-name="T5"> </text:span><text:span text:style-name="T6">class</text:span><text:span text:style-name="T5"> </text:span><text:span text:style-name="T4">Default1Controller</text:span><text:span text:style-name="T5"> : </text:span><text:span text:style-name="T4">ApiController</text:span></text:p>
      <text:p text:style-name="P8"><text:span text:style-name="T5"><text:s text:c="4"/>{</text:span><text:span text:style-name="T8"> </text:span></text:p>
      <text:p text:style-name="P8"><text:span text:style-name="T5"><text:s text:c="8"/></text:span><text:span text:style-name="T6">public</text:span><text:span text:style-name="T5"> </text:span><text:span text:style-name="T4">IEnumerable</text:span><text:span text:style-name="T5">&lt;</text:span><text:span text:style-name="T6">string</text:span><text:span text:style-name="T5">&gt; Get()</text:span></text:p>
      <text:p text:style-name="P9"><text:s text:c="8"/>{</text:p>
      <text:p text:style-name="P8"><text:span text:style-name="T5"><text:s text:c="12"/></text:span><text:span text:style-name="T6">return</text:span><text:span text:style-name="T5"> </text:span><text:span text:style-name="T6">new</text:span><text:span text:style-name="T5"> </text:span><text:span text:style-name="T6">string</text:span><text:span text:style-name="T5">[] { </text:span><text:span text:style-name="T9">"value1"</text:span><text:span text:style-name="T5">, </text:span><text:span text:style-name="T9">"value2"</text:span><text:span text:style-name="T5"> };</text:span></text:p>
      <text:p text:style-name="P8"><text:span text:style-name="T5"><text:s text:c="8"/>}</text:span><text:span text:style-name="T8"> </text:span></text:p>
      <text:p text:style-name="P8"><text:span text:style-name="T5"><text:s text:c="8"/></text:span><text:span text:style-name="T6">public</text:span><text:span text:style-name="T5"> </text:span><text:span text:style-name="T6">string</text:span><text:span text:style-name="T5"> Get(</text:span><text:span text:style-name="T6">int</text:span><text:span text:style-name="T5"> id)</text:span></text:p>
      <text:p text:style-name="P9"><text:s text:c="8"/>{</text:p>
      <text:p text:style-name="P8"><text:span text:style-name="T5"><text:s text:c="12"/></text:span><text:span text:style-name="T6">return</text:span><text:span text:style-name="T5"> </text:span><text:span text:style-name="T9">"value"</text:span><text:span text:style-name="T5">;</text:span></text:p>
      <text:p text:style-name="P8"><text:span text:style-name="T5"><text:s text:c="8"/>} </text:span></text:p>
      <text:p text:style-name="P8"><text:span text:style-name="T5"><text:s text:c="8"/></text:span><text:span text:style-name="T6">public</text:span><text:span text:style-name="T5"> </text:span><text:span text:style-name="T6">void</text:span><text:span text:style-name="T5"> Post([</text:span><text:span text:style-name="T4">FromBody</text:span><text:span text:style-name="T5">]</text:span><text:span text:style-name="T6">string</text:span><text:span text:style-name="T5"> value)</text:span></text:p>
      <text:p text:style-name="P9"><text:s text:c="8"/>{</text:p>
      <text:p text:style-name="P8"><text:span text:style-name="T5"><text:s text:c="8"/>}</text:span><text:span text:style-name="T8"> </text:span></text:p>
      <text:p text:style-name="P8"><text:span text:style-name="T5"><text:s text:c="8"/></text:span><text:span text:style-name="T6">public</text:span><text:span text:style-name="T5"> </text:span><text:span text:style-name="T6">void</text:span><text:span text:style-name="T5"> Put(</text:span><text:span text:style-name="T6">int</text:span><text:span text:style-name="T5"> id, [</text:span><text:span text:style-name="T4">FromBody</text:span><text:span text:style-name="T5">]</text:span><text:span text:style-name="T6">string</text:span><text:span text:style-name="T5"> value)</text:span></text:p>
      <text:p text:style-name="P9"><text:s text:c="8"/>{</text:p>
      <text:p text:style-name="P8"><text:span text:style-name="T5"><text:s text:c="8"/>}</text:span><text:span text:style-name="T8"> </text:span></text:p>
      <text:p text:style-name="P8"><text:span text:style-name="T5"><text:s text:c="8"/></text:span><text:span text:style-name="T6">public</text:span><text:span text:style-name="T5"> </text:span><text:span text:style-name="T6">void</text:span><text:span text:style-name="T5"> Delete(</text:span><text:span text:style-name="T6">int</text:span><text:span text:style-name="T5"> id)</text:span></text:p>
      <text:p text:style-name="P9"><text:s text:c="8"/>{</text:p>
      <text:p text:style-name="P9"><text:s text:c="8"/>}</text:p>
      <text:p text:style-name="P9"><text:s text:c="4"/>}</text:p>
      <text:p text:style-name="P1"><text:span text:style-name="T6"/></text:p>
      <text:p text:style-name="P1"><text:span text:style-name="T6"/></text:p>
      <text:p text:style-name="P4">.<text:span text:style-name="T11">If your want custome Method ,Your will config path Api at WebApiConfig</text:span></text:p>
      <text:p text:style-name="P4"/>
      <text:p text:style-name="P10"><text:s text:c="12"/>config.Routes.MapHttpRoute(</text:p>
      <text:p text:style-name="P8"><text:span text:style-name="T3"><text:s text:c="16"/>name: </text:span><text:span text:style-name="T9">"ApiByAction2"</text:span><text:span text:style-name="T5">,</text:span></text:p>
      <text:p text:style-name="P8"><text:span text:style-name="T5"><text:s text:c="16"/>routeTemplate: </text:span><text:span text:style-name="T9">"api/{controller}/{action}"</text:span><text:span text:style-name="T5">,</text:span></text:p>
      <text:p text:style-name="P8"><text:span text:style-name="T5"><text:s text:c="16"/>defaults: </text:span><text:span text:style-name="T6">new</text:span><text:span text:style-name="T5"> { <text:s/>action = </text:span><text:span text:style-name="T9">"Post"</text:span><text:span text:style-name="T5"> }</text:span></text:p>
      <text:p text:style-name="P9"><text:s text:c="12"/>);</text:p>
      <text:p text:style-name="P4"/>
      <text:p text:style-name="P4"/>
      <text:p text:style-name="P4"/>
      <text:p text:style-name="P4">All Code : </text:p>
      <text:p text:style-name="P4">Url call : <text:a xlink:type="simple" xlink:href="http://localhost:4830/api/callService/callWsJson" text:style-name="Internet_20_link" text:visited-style-name="Visited_20_Internet_20_Link"><text:span text:style-name="T11">http://localhost:4830/api/callService/callWsJson</text:span></text:a></text:p>
      <text:p text:style-name="P4"><text:s text:c="2"/><text:span text:style-name="T11">http://{{host}}/api/{{controllername}}//{{MethodName}}</text:span></text:p>
      <text:p text:style-name="P4"/>
      <text:p text:style-name="P4"><text:span text:style-name="T3"><text:s/></text:span><text:span text:style-name="T8">// GET api/callService/callWsXML</text:span></text:p>
      <text:p text:style-name="P8"><text:span text:style-name="T5"><text:s text:c="8"/>[</text:span><text:span text:style-name="T4">HttpGet</text:span><text:span text:style-name="T5">] </text:span></text:p>
      <text:p text:style-name="P8"><text:span text:style-name="T5"><text:s text:c="8"/></text:span><text:span text:style-name="T6">public</text:span><text:span text:style-name="T5"> </text:span><text:span text:style-name="T4">List</text:span><text:span text:style-name="T5">&lt;MODEL.</text:span><text:span text:style-name="T4">QueryModel</text:span><text:span text:style-name="T5">&gt; callWsXML()</text:span></text:p>
      <text:p text:style-name="P9"><text:s text:c="8"/>{</text:p>
      <text:p text:style-name="P8"><text:span text:style-name="T5"><text:s text:c="12"/></text:span><text:span text:style-name="T6">return</text:span><text:span text:style-name="T5"> BAL.</text:span><text:span text:style-name="T4">queryDataBAL</text:span><text:span text:style-name="T5">.queryObj();</text:span></text:p>
      <text:p text:style-name="P9"><text:s text:c="8"/>} </text:p>
      <text:p text:style-name="P9"/>
      <text:p text:style-name="P8"><text:span text:style-name="T5"><text:s text:c="8"/></text:span><text:span text:style-name="T8">// GET api/callService/callWsJson</text:span></text:p>
      <text:p text:style-name="P8"><text:span text:style-name="T5"><text:s text:c="8"/>[</text:span><text:span text:style-name="T4">HttpGet</text:span><text:span text:style-name="T5">]</text:span></text:p>
      <text:p text:style-name="P8"><text:span text:style-name="T5"><text:s text:c="8"/></text:span><text:span text:style-name="T6">public</text:span><text:span text:style-name="T5"> </text:span><text:span text:style-name="T6">string</text:span><text:span text:style-name="T5"> callWsJson()</text:span></text:p>
      <text:p text:style-name="P9"><text:s text:c="8"/>{</text:p>
      <text:p text:style-name="P8"><text:span text:style-name="T5"><text:s text:c="12"/></text:span><text:span text:style-name="T4">List</text:span><text:span text:style-name="T5">&lt;MODEL.</text:span><text:span text:style-name="T4">QueryModel</text:span><text:span text:style-name="T5">&gt; obj = BAL.</text:span><text:span text:style-name="T4">queryDataBAL</text:span><text:span text:style-name="T5">.queryObj();</text:span></text:p>
      <text:p text:style-name="P8"><text:span text:style-name="T5"><text:s text:c="12"/></text:span><text:span text:style-name="T6">return</text:span><text:span text:style-name="T5"> </text:span><text:span text:style-name="T4">JsonConvert</text:span><text:span text:style-name="T5">.SerializeObject(obj, </text:span><text:span text:style-name="T4">Formatting</text:span><text:span text:style-name="T5">.Indented); <text:s/></text:span></text:p>
      <text:p text:style-name="P9"><text:s text:c="8"/>}</text:p>
      <text:p text:style-name="P9"/>
      <text:p text:style-name="P9"/>
      <text:p text:style-name="P8"><text:span text:style-name="T5"><text:s text:c="8"/></text:span><text:span text:style-name="T8">/*** default api ************/</text:span><text:span text:style-name="T5"> </text:span></text:p>
      <text:p text:style-name="P8"><text:span text:style-name="T5"><text:s text:c="8"/></text:span><text:span text:style-name="T8">// GET api/callService</text:span></text:p>
      <text:p text:style-name="P8"><text:span text:style-name="T5"><text:s text:c="8"/></text:span><text:span text:style-name="T6">public</text:span><text:span text:style-name="T5"> </text:span><text:span text:style-name="T4">IEnumerable</text:span><text:span text:style-name="T5">&lt;</text:span><text:span text:style-name="T6">string</text:span><text:span text:style-name="T5">&gt; Get()</text:span></text:p>
      <text:p text:style-name="P9"><text:s text:c="8"/>{</text:p>
      <text:p text:style-name="P8"><text:span text:style-name="T5"><text:s text:c="12"/></text:span><text:span text:style-name="T6">return</text:span><text:span text:style-name="T5"> </text:span><text:span text:style-name="T6">new</text:span><text:span text:style-name="T5"> </text:span><text:span text:style-name="T6">string</text:span><text:span text:style-name="T5">[] { </text:span><text:span text:style-name="T9">"value1"</text:span><text:span text:style-name="T5">, </text:span><text:span text:style-name="T9">"value2"</text:span><text:span text:style-name="T5"> };</text:span></text:p>
      <text:p text:style-name="P9"><text:s text:c="8"/>}</text:p>
      <text:p text:style-name="P9"/>
      <text:p text:style-name="P8"><text:soft-page-break/><text:span text:style-name="T5"><text:s text:c="8"/></text:span><text:span text:style-name="T8">// GET api/callService/5</text:span></text:p>
      <text:p text:style-name="P8"><text:span text:style-name="T5"><text:s text:c="8"/></text:span><text:span text:style-name="T6">public</text:span><text:span text:style-name="T5"> </text:span><text:span text:style-name="T6">string</text:span><text:span text:style-name="T5"> Get(</text:span><text:span text:style-name="T6">int</text:span><text:span text:style-name="T5"> id)</text:span></text:p>
      <text:p text:style-name="P9"><text:s text:c="8"/>{</text:p>
      <text:p text:style-name="P8"><text:span text:style-name="T5"><text:s text:c="12"/></text:span><text:span text:style-name="T6">return</text:span><text:span text:style-name="T5"> </text:span><text:span text:style-name="T9">"value"</text:span><text:span text:style-name="T5">;</text:span></text:p>
      <text:p text:style-name="P9"><text:s text:c="8"/>}</text:p>
      <text:p text:style-name="P9"/>
      <text:p text:style-name="P8"><text:span text:style-name="T5"><text:s text:c="8"/></text:span><text:span text:style-name="T8">// POST api/callService</text:span></text:p>
      <text:p text:style-name="P8"><text:span text:style-name="T5"><text:s text:c="8"/></text:span><text:span text:style-name="T6">public</text:span><text:span text:style-name="T5"> </text:span><text:span text:style-name="T6">void</text:span><text:span text:style-name="T5"> Post([</text:span><text:span text:style-name="T4">FromBody</text:span><text:span text:style-name="T5">]</text:span><text:span text:style-name="T6">string</text:span><text:span text:style-name="T5"> value)</text:span></text:p>
      <text:p text:style-name="P9"><text:s text:c="8"/>{</text:p>
      <text:p text:style-name="P9"><text:s text:c="8"/>}</text:p>
      <text:p text:style-name="P9"/>
      <text:p text:style-name="P8"><text:span text:style-name="T5"><text:s text:c="8"/></text:span><text:span text:style-name="T8">// PUT api/callService/5</text:span></text:p>
      <text:p text:style-name="P8"><text:span text:style-name="T5"><text:s text:c="8"/></text:span><text:span text:style-name="T6">public</text:span><text:span text:style-name="T5"> </text:span><text:span text:style-name="T6">void</text:span><text:span text:style-name="T5"> Put(</text:span><text:span text:style-name="T6">int</text:span><text:span text:style-name="T5"> id, [</text:span><text:span text:style-name="T4">FromBody</text:span><text:span text:style-name="T5">]</text:span><text:span text:style-name="T6">string</text:span><text:span text:style-name="T5"> value)</text:span></text:p>
      <text:p text:style-name="P9"><text:s text:c="8"/>{</text:p>
      <text:p text:style-name="P9"><text:s text:c="8"/>}</text:p>
      <text:p text:style-name="P9"/>
      <text:p text:style-name="P8"><text:span text:style-name="T5"><text:s text:c="8"/></text:span><text:span text:style-name="T8">// DELETE api/callService/5</text:span></text:p>
      <text:p text:style-name="P8"><text:span text:style-name="T5"><text:s text:c="8"/></text:span><text:span text:style-name="T6">public</text:span><text:span text:style-name="T5"> </text:span><text:span text:style-name="T6">void</text:span><text:span text:style-name="T5"> Delete(</text:span><text:span text:style-name="T6">int</text:span><text:span text:style-name="T5"> id)</text:span></text:p>
      <text:p text:style-name="P9"><text:s text:c="8"/>{</text:p>
      <text:p text:style-name="P9"><text:s text:c="8"/>}</text:p>
      <text:p text:style-name="P8"><text:span text:style-name="T5"><text:s text:c="8"/></text:span><text:span text:style-name="T8">/*** default api ************/</text:span></text:p>
      <text:p text:style-name="P4"/>
      <text:p text:style-name="P4"/>
      <text:p text:style-name="P4">Ajax Call : </text:p>
      <text:p text:style-name="Standard"><text:span text:style-name="T1"><text:tab/></text:span><text:span text:style-name="T3"> $.ajax({</text:span></text:p>
      <text:p text:style-name="P8"><text:span text:style-name="T3"><text:s text:c="12"/>url: </text:span><text:span text:style-name="T10">'/api/callService/callWsXML'</text:span><text:span text:style-name="T5">,</text:span></text:p>
      <text:p text:style-name="P9"><text:s text:c="12"/>data: {},</text:p>
      <text:p text:style-name="P8"><text:span text:style-name="T5"><text:s text:c="12"/>type: </text:span><text:span text:style-name="T10">'GET'</text:span><text:span text:style-name="T5">,</text:span></text:p>
      <text:p text:style-name="P8"><text:span text:style-name="T5"><text:s text:c="12"/>dataType: </text:span><text:span text:style-name="T10">'json'</text:span><text:span text:style-name="T5">,</text:span></text:p>
      <text:p text:style-name="P8"><text:span text:style-name="T5"><text:s text:c="12"/>success: </text:span><text:span text:style-name="T6">function</text:span><text:span text:style-name="T5"> (data) {</text:span></text:p>
      <text:p text:style-name="P9"><text:s text:c="16"/>console.log(data);</text:p>
      <text:p text:style-name="P9"><text:s text:c="12"/>},</text:p>
      <text:p text:style-name="P8"><text:span text:style-name="T5"><text:s text:c="12"/>error: </text:span><text:span text:style-name="T6">function</text:span><text:span text:style-name="T5"> (x, y, z) {</text:span></text:p>
      <text:p text:style-name="P8"><text:span text:style-name="T5"><text:s text:c="16"/>console.log(x + </text:span><text:span text:style-name="T10">'\n'</text:span><text:span text:style-name="T5"> + y + </text:span><text:span text:style-name="T10">'\n'</text:span><text:span text:style-name="T5"> + z);</text:span></text:p>
      <text:p text:style-name="P9"><text:s text:c="12"/>}</text:p>
      <text:p text:style-name="P9"><text:s text:c="8"/>});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50S</meta:editing-duration>
    <meta:editing-cycles>18</meta:editing-cycles>
    <meta:generator>OpenOffice/4.1.0$Win32 OpenOffice.org_project/410m18$Build-9764</meta:generator>
    <dc:date>2016-02-15T15:01:36.42</dc:date>
    <meta:document-statistic meta:table-count="1" meta:image-count="2" meta:object-count="0" meta:page-count="4" meta:paragraph-count="90" meta:word-count="244" meta:character-count="2455"/>
    <meta:user-defined meta:name="Info 1"/>
    <meta:user-defined meta:name="Info 2"/>
    <meta:user-defined meta:name="Info 3"/>
    <meta:user-defined meta:name="Info 4"/>
  </office:meta>
</office:document-meta>
</file>